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63.66pt" svg:height="260.45pt" svg:x="0pt" svg:y="46.18pt">
            <loext:p/>
            <draw:object draw:notify-on-update-of-ranges="Sheet1.A3:Sheet1.A3 Sheet1.B3:Sheet1.B3 Sheet1.C3:Sheet1.C3 Sheet1.D3:Sheet1.D3 Sheet1.E3:Sheet1.E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3.89pt" svg:height="289.28pt" svg:x="329.47pt" svg:y="347.41pt">
            <loext:p/>
            <draw:object draw:notify-on-update-of-ranges="Sheet1.A26:Sheet1.A30 Sheet1.E26:Sheet1.E30 Sheet1.E26:Sheet1.E30 Sheet1.C26:Sheet1.C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63.66pt" svg:height="260.45pt" svg:x="737.21pt" svg:y="57.4pt">
            <loext:p/>
            <draw:object draw:notify-on-update-of-ranges="Sheet1.M3:Sheet1.M3 Sheet1.N3:Sheet1.N3 Sheet1.O3:Sheet1.O3 Sheet1.P3:Sheet1.P3 Sheet1.Q3:Sheet1.Q3 Sheet1.R3:Sheet1.R3 Sheet1.S3:Sheet1.S3 Sheet1.T3:Sheet1.T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ersort</text:p>
          </table:table-cell>
          <table:table-cell office:value-type="string" calcext:value-type="string">
            <text:p>parsort</text:p>
          </table:table-cell>
          <table:table-cell office:value-type="string" calcext:value-type="string">
            <text:p>serqsel</text:p>
          </table:table-cell>
          <table:table-cell office:value-type="string" calcext:value-type="string">
            <text:p>ser countrc</text:p>
          </table:table-cell>
          <table:table-cell office:value-type="string" calcext:value-type="string">
            <text:p>ser countIt</text:p>
          </table:table-cell>
          <table:table-cell table:number-columns-repeated="7"/>
          <table:table-cell office:value-type="string" calcext:value-type="string">
            <text:p>sersort</text:p>
          </table:table-cell>
          <table:table-cell office:value-type="string" calcext:value-type="string">
            <text:p>parsort</text:p>
          </table:table-cell>
          <table:table-cell office:value-type="string" calcext:value-type="string">
            <text:p>serqsel</text:p>
          </table:table-cell>
          <table:table-cell office:value-type="string" calcext:value-type="string">
            <text:p>ser countrc</text:p>
          </table:table-cell>
          <table:table-cell office:value-type="string" calcext:value-type="string">
            <text:p>ser countIt</text:p>
          </table:table-cell>
          <table:table-cell office:value-type="string" calcext:value-type="string">
            <text:p>par countIt</text:p>
          </table:table-cell>
          <table:table-cell office:value-type="string" calcext:value-type="string">
            <text:p>countStream</text:p>
          </table:table-cell>
          <table:table-cell office:value-type="string" calcext:value-type="string">
            <text:p>countStreamP</text:p>
          </table:table-cell>
        </table:table-row>
        <table:table-row table:style-name="ro1">
          <table:table-cell table:number-columns-repeated="5" office:value-type="string" calcext:value-type="string">
            <text:p>mean</text:p>
          </table:table-cell>
          <table:table-cell table:number-columns-repeated="7"/>
          <table:table-cell table:number-columns-repeated="5"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14.3" calcext:value-type="float">
            <text:p>14.3</text:p>
          </table:table-cell>
          <table:table-cell office:value-type="float" office:value="6.9" calcext:value-type="float">
            <text:p>6.9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60.9" calcext:value-type="float">
            <text:p>60.9</text:p>
          </table:table-cell>
          <table:table-cell office:value-type="float" office:value="14.7" calcext:value-type="float">
            <text:p>14.7</text:p>
          </table:table-cell>
          <table:table-cell office:value-type="float" office:value="6.7" calcext:value-type="float">
            <text:p>6.7</text:p>
          </table:table-cell>
          <table:table-cell office:value-type="float" office:value="13.7" calcext:value-type="float">
            <text:p>13.7</text:p>
          </table:table-cell>
          <table:table-cell office:value-type="float" office:value="14.1" calcext:value-type="float">
            <text:p>14.1</text:p>
          </table:table-cell>
          <table:table-cell office:value-type="float" office:value="66.3" calcext:value-type="float">
            <text:p>66.3</text:p>
          </table:table-cell>
          <table:table-cell office:value-type="float" office:value="54.3" calcext:value-type="float">
            <text:p>54.3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10^7</text:p>
          </table:table-cell>
          <table:table-cell table:number-columns-repeated="10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quickCountIt</text:p>
          </table:table-cell>
          <table:table-cell/>
          <table:table-cell office:value-type="string" calcext:value-type="string">
            <text:p>quickCountItTask</text:p>
          </table:table-cell>
          <table:table-cell/>
          <table:table-cell office:value-type="string" calcext:value-type="string">
            <text:p>size</text:p>
          </table:table-cell>
          <table:table-cell table:number-columns-repeated="15"/>
        </table:table-row>
        <table:table-row table:style-name="ro1">
          <table:table-cell office:value-type="float" office:value="4.4" calcext:value-type="float">
            <text:p>4.4</text:p>
          </table:table-cell>
          <table:table-cell/>
          <table:table-cell office:value-type="float" office:value="196.6" calcext:value-type="float">
            <text:p>196.6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float" office:value="11.8" calcext:value-type="float">
            <text:p>11.8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float" office:value="14.2" calcext:value-type="float">
            <text:p>14.2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office:value-type="float" office:value="13.9" calcext:value-type="float">
            <text:p>13.9</text:p>
          </table:table-cell>
          <table:table-cell/>
          <table:table-cell office:value-type="float" office:value="68.9" calcext:value-type="float">
            <text:p>68.9</text:p>
          </table:table-cell>
          <table:table-cell/>
          <table:table-cell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office:value-type="float" office:value="11.4" calcext:value-type="float">
            <text:p>11.4</text:p>
          </table:table-cell>
          <table:table-cell/>
          <table:table-cell office:value-type="float" office:value="66.7" calcext:value-type="float">
            <text:p>66.7</text:p>
          </table:table-cell>
          <table:table-cell/>
          <table:table-cell office:value-type="float" office:value="10000000" calcext:value-type="float">
            <text:p>100000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'" style:font-family-generic="roman" style:font-pitch="variable" fo:font-size="12pt" fo:language="en" fo:country="US" style:letter-kerning="true" style:font-name-asian="Noto Sans1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22:36:34.608730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1:17:43.642086030</meta:creation-date>
    <dc:date>2017-12-12T00:39:58.792584727</dc:date>
    <meta:editing-duration>PT3H21M4S</meta:editing-duration>
    <meta:editing-cycles>4</meta:editing-cycles>
    <meta:generator>LibreOffice/5.3.7.2.0$Linux_X86_64 LibreOffice_project/30m0$Build-2</meta:generator>
    <meta:document-statistic meta:table-count="1" meta:cell-count="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58cm" svg:height="9.189cm" xlink:href=".." xlink:type="simple" chart:class="chart:bar" chart:style-name="ch1">
        <chart:subtitle svg:x="5.414cm" svg:y="8.335cm" chart:style-name="ch2">
          <text:p>Input size = 10,000,000</text:p>
        </chart:subtitle>
        <chart:legend chart:legend-position="end" svg:x="13.751cm" svg:y="3.101cm" style:legend-expansion="high" chart:style-name="ch3"/>
        <chart:plot-area chart:style-name="ch4" table:cell-range-address="Sheet1.A3:Sheet1.E3" chart:data-source-has-labels="row" svg:x="1.398cm" svg:y="0.551cm" svg:width="11.826cm" svg:height="7.848cm">
          <chartooo:coordinate-region svg:x="2.019cm" svg:y="0.79cm" svg:width="11.205cm" svg:height="7.371cm"/>
          <chart:axis chart:dimension="x" chart:name="primary-x" chart:style-name="ch5"/>
          <chart:axis chart:dimension="y" chart:name="primary-y" chart:style-name="ch6">
            <chart:title svg:x="0.431cm" svg:y="5.815cm" chart:style-name="ch7">
              <text:p>Time: ns/element</text:p>
            </chart:title>
            <chart:grid chart:style-name="ch8" chart:class="major"/>
          </chart:axis>
          <chart:series chart:style-name="ch9" chart:values-cell-range-address="Sheet1.A3:Sheet1.A3" loext:label-string="ser_sort" chart:class="chart:bar">
            <chart:data-point/>
          </chart:series>
          <chart:series chart:style-name="ch10" chart:values-cell-range-address="Sheet1.B3:Sheet1.B3" loext:label-string="par_sort" chart:class="chart:bar">
            <chart:data-point/>
          </chart:series>
          <chart:series chart:style-name="ch11" chart:values-cell-range-address="Sheet1.C3:Sheet1.C3" loext:label-string="ser_qsel" chart:class="chart:bar">
            <chart:data-point/>
          </chart:series>
          <chart:series chart:style-name="ch12" chart:values-cell-range-address="Sheet1.D3:Sheet1.D3" loext:label-string="ser_countrc" chart:class="chart:bar">
            <chart:data-point/>
          </chart:series>
          <chart:series chart:style-name="ch13" chart:values-cell-range-address="Sheet1.E3:Sheet1.E3" loext:label-string="ser_countit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_sort</text:p>
              </table:table-cell>
              <table:table-cell office:value-type="string">
                <text:p>par_sort</text:p>
              </table:table-cell>
              <table:table-cell office:value-type="string">
                <text:p>ser_qsel</text:p>
              </table:table-cell>
              <table:table-cell office:value-type="string">
                <text:p>ser_countrc</text:p>
              </table:table-cell>
              <table:table-cell office:value-type="string">
                <text:p>ser_counti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.7">
                <text:p>60.7</text:p>
                <draw:g>
                  <svg:desc>Sheet1.A3:Sheet1.A3</svg:desc>
                </draw:g>
              </table:table-cell>
              <table:table-cell office:value-type="float" office:value="14.3">
                <text:p>14.3</text:p>
                <draw:g>
                  <svg:desc>Sheet1.B3:Sheet1.B3</svg:desc>
                </draw:g>
              </table:table-cell>
              <table:table-cell office:value-type="float" office:value="6.9">
                <text:p>6.9</text:p>
                <draw:g>
                  <svg:desc>Sheet1.C3:Sheet1.C3</svg:desc>
                </draw:g>
              </table:table-cell>
              <table:table-cell office:value-type="float" office:value="13.8">
                <text:p>13.8</text:p>
                <draw:g>
                  <svg:desc>Sheet1.D3:Sheet1.D3</svg:desc>
                </draw:g>
              </table:table-cell>
              <table:table-cell office:value-type="float" office:value="14">
                <text:p>14</text:p>
                <draw:g>
                  <svg:desc>Sheet1.E3:Sheet1.E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3cm" svg:height="10.206cm" xlink:href=".." xlink:type="simple" chart:class="chart:scatter" chart:style-name="ch1">
        <chart:legend chart:legend-position="end" svg:x="14.14cm" svg:y="4.476cm" style:legend-expansion="high" chart:style-name="ch2"/>
        <chart:plot-area chart:style-name="ch3" table:cell-range-address="Sheet1.E26:Sheet1.E30 Sheet1.A26:Sheet1.A30 Sheet1.C26:Sheet1.C30" chart:data-source-has-labels="row" svg:x="1.453cm" svg:y="0.204cm" svg:width="12.325cm" svg:height="8.737cm">
          <chartooo:coordinate-region svg:x="2.26cm" svg:y="0.443cm" svg:width="10.775cm" svg:height="7.772cm"/>
          <chart:axis chart:dimension="x" chart:name="primary-x" chart:style-name="ch4">
            <chart:title svg:x="6.83cm" svg:y="9.145cm" chart:style-name="ch5">
              <text:p>Input Size</text:p>
            </chart:title>
          </chart:axis>
          <chart:axis chart:dimension="y" chart:name="primary-y" chart:style-name="ch6">
            <chart:title svg:x="0.451cm" svg:y="5.912cm" chart:style-name="ch7">
              <text:p>Time: ns/element</text:p>
            </chart:title>
            <chart:grid chart:style-name="ch8" chart:class="major"/>
          </chart:axis>
          <chart:series chart:style-name="ch9" chart:values-cell-range-address="Sheet1.A26:Sheet1.A30" loext:label-string="quickcountit" chart:class="chart:scatter">
            <chart:domain table:cell-range-address="Sheet1.E26:Sheet1.E30"/>
            <chart:data-point chart:repeated="5"/>
          </chart:series>
          <chart:series chart:style-name="ch10" chart:values-cell-range-address="Sheet1.C26:Sheet1.C30" loext:label-string="quickcountittask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quickcountit</text:p>
              </table:table-cell>
              <table:table-cell office:value-type="string">
                <text:p>quickcountitta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E26:Sheet1.E30</svg:desc>
                </draw:g>
              </table:table-cell>
              <table:table-cell office:value-type="float" office:value="4.4">
                <text:p>4.4</text:p>
                <draw:g>
                  <svg:desc>Sheet1.A26:Sheet1.A30</svg:desc>
                </draw:g>
              </table:table-cell>
              <table:table-cell office:value-type="float" office:value="196.6">
                <text:p>196.6</text:p>
                <draw:g>
                  <svg:desc>Sheet1.C26:Shee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1.8">
                <text:p>11.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4.2">
                <text:p>14.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3.9">
                <text:p>13.9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1.4">
                <text:p>11.4</text:p>
              </table:table-cell>
              <table:table-cell office:value-type="float" office:value="66.7">
                <text:p>66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58cm" svg:height="9.189cm" xlink:href=".." xlink:type="simple" chart:class="chart:bar" chart:style-name="ch1">
        <chart:subtitle svg:x="5.414cm" svg:y="8.337cm" chart:style-name="ch2">
          <text:p>Input size = 10,000,000</text:p>
        </chart:subtitle>
        <chart:legend chart:legend-position="end" svg:x="13.751cm" svg:y="2.236cm" style:legend-expansion="high" chart:style-name="ch3"/>
        <chart:plot-area chart:style-name="ch4" table:cell-range-address="Sheet1.M3:Sheet1.T3" chart:data-source-has-labels="row" svg:x="1.398cm" svg:y="0.551cm" svg:width="11.826cm" svg:height="7.848cm">
          <chartooo:coordinate-region svg:x="2.019cm" svg:y="0.79cm" svg:width="11.205cm" svg:height="7.371cm"/>
          <chart:axis chart:dimension="x" chart:name="primary-x" chart:style-name="ch5"/>
          <chart:axis chart:dimension="y" chart:name="primary-y" chart:style-name="ch6">
            <chart:title svg:x="0.431cm" svg:y="5.815cm" chart:style-name="ch7">
              <text:p>Time: ns/element</text:p>
            </chart:title>
            <chart:grid chart:style-name="ch8" chart:class="major"/>
          </chart:axis>
          <chart:series chart:style-name="ch9" chart:values-cell-range-address="Sheet1.M3:Sheet1.M3" loext:label-string="ser_sort" chart:class="chart:bar">
            <chart:data-point/>
          </chart:series>
          <chart:series chart:style-name="ch10" chart:values-cell-range-address="Sheet1.N3:Sheet1.N3" loext:label-string="par_sort" chart:class="chart:bar">
            <chart:data-point/>
          </chart:series>
          <chart:series chart:style-name="ch11" chart:values-cell-range-address="Sheet1.O3:Sheet1.O3" loext:label-string="ser_qsel" chart:class="chart:bar">
            <chart:data-point/>
          </chart:series>
          <chart:series chart:style-name="ch12" chart:values-cell-range-address="Sheet1.P3:Sheet1.P3" loext:label-string="ser_countrc" chart:class="chart:bar">
            <chart:data-point/>
          </chart:series>
          <chart:series chart:style-name="ch13" chart:values-cell-range-address="Sheet1.Q3:Sheet1.Q3" loext:label-string="ser_countit" chart:class="chart:bar">
            <chart:data-point/>
          </chart:series>
          <chart:series chart:style-name="ch14" chart:values-cell-range-address="Sheet1.R3:Sheet1.R3" loext:label-string="par_countit" chart:class="chart:bar">
            <chart:data-point/>
          </chart:series>
          <chart:series chart:style-name="ch15" chart:values-cell-range-address="Sheet1.S3:Sheet1.S3" loext:label-string="ser_stream" chart:class="chart:bar">
            <chart:data-point/>
          </chart:series>
          <chart:series chart:style-name="ch16" chart:values-cell-range-address="Sheet1.T3:Sheet1.T3" loext:label-string="par_stream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_sort</text:p>
              </table:table-cell>
              <table:table-cell office:value-type="string">
                <text:p>par_sort</text:p>
              </table:table-cell>
              <table:table-cell office:value-type="string">
                <text:p>ser_qsel</text:p>
              </table:table-cell>
              <table:table-cell office:value-type="string">
                <text:p>ser_countrc</text:p>
              </table:table-cell>
              <table:table-cell office:value-type="string">
                <text:p>ser_countit</text:p>
              </table:table-cell>
              <table:table-cell office:value-type="string">
                <text:p>par_countit</text:p>
              </table:table-cell>
              <table:table-cell office:value-type="string">
                <text:p>ser_stream</text:p>
              </table:table-cell>
              <table:table-cell office:value-type="string">
                <text:p>par_stream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.9">
                <text:p>60.9</text:p>
                <draw:g>
                  <svg:desc>Sheet1.M3:Sheet1.M3</svg:desc>
                </draw:g>
              </table:table-cell>
              <table:table-cell office:value-type="float" office:value="14.7">
                <text:p>14.7</text:p>
                <draw:g>
                  <svg:desc>Sheet1.N3:Sheet1.N3</svg:desc>
                </draw:g>
              </table:table-cell>
              <table:table-cell office:value-type="float" office:value="6.7">
                <text:p>6.7</text:p>
                <draw:g>
                  <svg:desc>Sheet1.O3:Sheet1.O3</svg:desc>
                </draw:g>
              </table:table-cell>
              <table:table-cell office:value-type="float" office:value="13.7">
                <text:p>13.7</text:p>
                <draw:g>
                  <svg:desc>Sheet1.P3:Sheet1.P3</svg:desc>
                </draw:g>
              </table:table-cell>
              <table:table-cell office:value-type="float" office:value="14.1">
                <text:p>14.1</text:p>
                <draw:g>
                  <svg:desc>Sheet1.Q3:Sheet1.Q3</svg:desc>
                </draw:g>
              </table:table-cell>
              <table:table-cell office:value-type="float" office:value="66.3">
                <text:p>66.3</text:p>
                <draw:g>
                  <svg:desc>Sheet1.R3:Sheet1.R3</svg:desc>
                </draw:g>
              </table:table-cell>
              <table:table-cell office:value-type="float" office:value="54.3">
                <text:p>54.3</text:p>
                <draw:g>
                  <svg:desc>Sheet1.S3:Sheet1.S3</svg:desc>
                </draw:g>
              </table:table-cell>
              <table:table-cell office:value-type="float" office:value="34.8">
                <text:p>34.8</text:p>
                <draw:g>
                  <svg:desc>Sheet1.T3:Sheet1.T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